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size="10.5pt" fo:background-color="#eeeeee" loext:char-shading-value="0" style:font-size-asian="10.5pt" style:font-size-complex="10.5pt"/>
    </style:style>
    <style:style style:name="T2" style:family="text">
      <style:text-properties fo:color="#333333" fo:font-size="10.5pt" fo:background-color="#eeeeee" loext:char-shading-value="0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un archivo en Google Documents o Word en la computadora.</text:p>
      <text:p text:style-name="Standard">● Investigar y contestar las siguientes preguntas. ¿Que es un usuario root en</text:p>
      <text:p text:style-name="Standard">Linux? ¿Por qué ubuntu no me deja establecer la contraseña durante la</text:p>
      <text:p text:style-name="Standard">instalación? ¿Cuáles son los procesos típicos de Linux?¿Cómo identificarlos?.</text:p>
      <text:p text:style-name="Standard">● Investigar y establecer una contraseña para el usuario root.</text:p>
      <text:p text:style-name="Standard">● Subir el documento de manera individual en la mochila.</text:p>
      <text:p text:style-name="Standard"><text:s/></text:p>
      <text:p text:style-name="Standard">1) En sistemas operativos del tipo Unix, el superusuario o root es el nombre convencional de la cuenta de usuario que posee todos </text:p>
      <text:p text:style-name="Standard">los derechos en todos los modos (monousuario o multiusuario). Normalmente es la cuenta de administrador.</text:p>
      <text:p text:style-name="Standard">El usuario root puede hacer muchas cosas que un usuario común no puede, tales como cambiar el dueño o permisos de archivos y enlazar a puertos de numeración pequeña. No es recomendable utilizar el superusuario root para una simple sesión de uso habitual, ya que pone en riesgo el sistema al garantizar acceso privilegiado a cada programa en ejecución. Es preferible utilizar una cuenta de usuario normal y utilizar el comando su para acceder a los privilegios de Root en caso de ser necesario.</text:p>
      <text:p text:style-name="Standard"/>
      <text:p text:style-name="Standard">2)<text:span text:style-name="T1">Se</text:span><text:span text:style-name="T2"> supone que no debes añadir una contraseña para la cuenta de root.</text:span></text:p>
      <text:p text:style-name="Standard">Tenemos algo llamado el mecanismo sudo para manejar eso. En su lugar, se añaden usuarios a la cuenta admin cuenta. Todos esos usuarios pueden entonces ejecutar comandos o programas como root ejecutando sudo command para los comandos de terminal o gksu command para que las aplicaciones GUI se ejecuten como root, como gksu gcalctool aunque ese ejemplo obviamente no tiene sentido)</text:p>
      <text:p text:style-name="Standard"/>
      <text:p text:style-name="Standard">Cuando te pidan una contraseña al instalar cosas, etc., es tu propia contraseña la que debes usar. De esta manera, es posible permitir a otros hacer tareas administrativas sin tener que compartir contraseñas y claves. También es configurable para permitir que alguien ejecute un comando específico como root, pero no otros, pero normalmente no tocarás eso.</text:p>
      <text:p text:style-name="Standard"/>
      <text:p text:style-name="Standard">3)Para ver los procesos en sistemas Linux, contamos con el comando ' ps ', que listará (de múltiples formas según las opciones que le pasemos) todos los procesos que se encuentran corriendo en nuestro equipo. Los comandos típicos son : bash ; less ; top ; ps .</text:p>
      <text:p text:style-name="Standard"/>
      <text:p text:style-name="Standard"/>
      <text:p text:style-name="Standard">*Investigar y establecer una contraseña para el usuario root.</text:p>
      <text:p text:style-name="Standard">1- Comando: sudo passwd root</text:p>
      <text:p text:style-name="Standard">2- Introducir tu contraseña </text:p>
      <text:p text:style-name="Standard">3- Comando: su</text:p>
      <text:p text:style-name="Standard">4- Nueva contraseña 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9" meta:word-count="389" meta:character-count="2348" meta:non-whitespace-character-count="1973"/>
    <meta:generator>LibreOfficeDev/6.0.5.2$Linux_X86_64 LibreOffice_project/</meta:generator>
  </office:meta>
</office:document-meta>
</file>